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6800000168FAFE1E0C.png" manifest:media-type="image/png"/>
  <manifest:file-entry manifest:full-path="Pictures/10000201000001DA000001637ADB4544.png" manifest:media-type="image/png"/>
  <manifest:file-entry manifest:full-path="Pictures/10000201000001DA00000145ADC122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="" draw:marker-end-width="0.252cm" draw:auto-grow-height="false" fo:min-height="16.862cm" fo:min-width="23.612cm" fo:padding-top="0.142cm" fo:padding-bottom="0.142cm" fo:padding-left="0.267cm" fo:padding-right="0.267cm" fo:wrap-option="no-wrap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35cm" draw:marker-start-width="0.252cm" draw:marker-end="" draw:marker-end-width="0.252cm" draw:auto-grow-height="false" fo:min-height="16.828cm" fo:min-width="23.578cm" fo:padding-top="0.142cm" fo:padding-bottom="0.142cm" fo:padding-left="0.267cm" fo:padding-right="0.267cm" fo:wrap-option="no-wrap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layer="layout" svg:width="28cm" svg:height="21cm" svg:x="0cm" svg:y="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9.824cm" svg:height="6.736cm" svg:x="8.8cm" svg:y="3.264cm">
          <draw:image xlink:href="Pictures/10000201000001DA00000145ADC12227.png" xlink:type="simple" xlink:show="embed" xlink:actuate="onLoad">
            <text:p/>
          </draw:image>
        </draw:frame>
        <draw:frame draw:style-name="gr2" draw:text-style-name="P1" draw:layer="layout" svg:width="7.477cm" svg:height="5.6cm" svg:x="18.2cm" svg:y="10.2cm">
          <draw:image xlink:href="Pictures/10000201000001DA000001637ADB4544.png" xlink:type="simple" xlink:show="embed" xlink:actuate="onLoad">
            <text:p/>
          </draw:image>
        </draw:frame>
        <draw:frame draw:style-name="gr2" draw:text-style-name="P1" draw:layer="layout" svg:width="6.316cm" svg:height="6.316cm" svg:x="4cm" svg:y="9.8cm">
          <draw:image xlink:href="Pictures/100002010000016800000168FAFE1E0C.png" xlink:type="simple" xlink:show="embed" xlink:actuate="onLoad">
            <text:p/>
          </draw:image>
        </draw:frame>
        <draw:frame draw:style-name="gr3" draw:text-style-name="P2" draw:layer="layout" svg:width="13.464cm" svg:height="1.517cm" svg:x="7.9cm" svg:y="15.6cm">
          <draw:text-box>
            <text:p><text:span text:style-name="T1">Acerque su llave al lector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5" draw:layer="layout" svg:width="28cm" svg:height="21cm" svg:x="0cm" svg:y="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9.824cm" svg:height="6.736cm" svg:x="8.8cm" svg:y="3.264cm">
          <draw:image xlink:href="Pictures/10000201000001DA00000145ADC12227.png" xlink:type="simple" xlink:show="embed" xlink:actuate="onLoad">
            <text:p/>
          </draw:image>
        </draw:frame>
        <draw:frame draw:style-name="gr2" draw:text-style-name="P1" draw:layer="layout" svg:width="7.477cm" svg:height="5.6cm" svg:x="18.2cm" svg:y="10.2cm">
          <draw:image xlink:href="Pictures/10000201000001DA000001637ADB4544.png" xlink:type="simple" xlink:show="embed" xlink:actuate="onLoad">
            <text:p/>
          </draw:image>
        </draw:frame>
        <draw:frame draw:style-name="gr2" draw:text-style-name="P1" draw:layer="layout" svg:width="6.316cm" svg:height="6.316cm" svg:x="4cm" svg:y="9.8cm">
          <draw:image xlink:href="Pictures/100002010000016800000168FAFE1E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-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7:54:35.651736902</meta:creation-date>
    <dc:date>2018-02-09T18:33:02.014844261</dc:date>
    <meta:editing-duration>PT38M26S</meta:editing-duration>
    <meta:editing-cycles>2</meta:editing-cycles>
    <meta:generator>LibreOffice/4.4.3.2$Linux_x86 LibreOffice_project/40m0$Build-2</meta:generator>
    <meta:document-statistic meta:object-count="34"/>
  </office:meta>
</office:document-meta>
</file>